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svg:stroke-width="0.03cm" draw:marker-start-width="0.245cm" draw:marker-end-width="0.245cm" draw:fill="solid" draw:fill-color="#ccccff" draw:textarea-horizontal-align="justify" draw:textarea-vertical-align="middle" draw:auto-grow-height="false" fo:padding-top="0.14cm" fo:padding-bottom="0.14cm" fo:padding-left="0.265cm" fo:padding-right="0.265cm"/>
    </style:style>
    <style:style style:name="gr2" style:family="graphic" style:parent-style-name="standard">
      <style:graphic-properties svg:stroke-width="0.03cm" draw:marker-start-width="0.245cm" draw:marker-end-width="0.245cm" draw:fill="solid" draw:fill-color="#ffff99" draw:textarea-horizontal-align="justify" draw:textarea-vertical-align="middle" draw:auto-grow-height="false" fo:padding-top="0.14cm" fo:padding-bottom="0.14cm" fo:padding-left="0.265cm" fo:padding-right="0.265cm"/>
    </style:style>
    <style:style style:name="gr3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true" fo:min-height="0.749cm" fo:min-width="4.4cm"/>
    </style:style>
    <style:style style:name="gr4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true" fo:min-height="0.375cm" fo:min-width="0cm"/>
    </style:style>
    <style:style style:name="gr5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width="0.03cm" svg:stroke-color="#000000" draw:marker-start-width="0.245cm" draw:marker-end-width="0.245cm" draw:fill="none" draw:fill-color="#ffffff" draw:textarea-horizontal-align="left" draw:auto-grow-height="true" draw:auto-grow-width="true" fo:min-height="0.65cm" fo:min-width="3.518cm"/>
    </style:style>
    <style:style style:name="gr7" style:family="graphic" style:parent-style-name="standard">
      <style:graphic-properties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ff8080"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2pt" style:font-size-asian="12pt" style:font-size-complex="1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cm" fo:margin-right="0cm" fo:text-indent="0cm"/>
      <style:text-properties fo:font-size="12pt" style:font-size-asian="12pt" style:font-size-complex="1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family="Arial" style:font-style-name="Normal" style:font-family-generic="swiss" style:font-pitch="variable" fo:font-size="12pt" style:font-family-asian="Arial" style:font-style-name-asian="Normal" style:font-family-generic-asian="swiss" style:font-pitch-asian="variable" style:font-size-asian="12pt" style:font-family-complex="Arial" style:font-style-name-complex="Normal" style:font-family-generic-complex="swiss" style:font-pitch-complex="variable" style:font-size-complex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office:forms form:automatic-focus="false" form:apply-design-mode="false"/>
        <draw:custom-shape draw:style-name="gr1" draw:text-style-name="P2" draw:id="id5" draw:layer="layout" svg:width="3.5cm" svg:height="2cm" svg:x="7.104cm" svg:y="4.3cm">
          <text:p text:style-name="P1"><text:span text:style-name="T1">Perspective</text:span></text:p>
          <text:p text:style-name="P1"><text:span text:style-name="T1">Camera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2" draw:text-style-name="P2" draw:id="id1" draw:layer="layout" svg:width="6.5cm" svg:height="2.5cm" svg:x="12.004cm" svg:y="11.5cm">
          <draw:glue-point draw:id="8" svg:x="-3.571cm" svg:y="-4.6cm" draw:escape-direction="up"/>
          <draw:glue-point draw:id="9" svg:x="-2.142cm" svg:y="-4.6cm" draw:escape-direction="up"/>
          <draw:glue-point draw:id="10" svg:x="2.142cm" svg:y="-4.6cm" draw:escape-direction="up"/>
          <draw:glue-point draw:id="11" svg:x="3.571cm" svg:y="-4.6cm"/>
          <draw:glue-point draw:id="12" svg:x="3.571cm" svg:y="-4.6cm" draw:escape-direction="up"/>
          <draw:glue-point draw:id="13" svg:x="3.571cm" svg:y="-0.6cm"/>
          <draw:glue-point draw:id="14" svg:x="5.044cm" svg:y="-3cm"/>
          <draw:glue-point draw:id="15" svg:x="5.044cm" svg:y="3cm"/>
          <draw:glue-point draw:id="16" svg:x="-5.042cm" svg:y="3cm"/>
          <draw:glue-point draw:id="17" svg:x="-5.042cm" svg:y="-3cm"/>
          <text:p text:style-name="P1"><text:span text:style-name="T2">Place Classification</text:span></text:p>
          <text:p text:style-name="P1"><text:span text:style-name="T2">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2" draw:id="id3" draw:layer="layout" svg:width="3.5cm" svg:height="2cm" svg:x="13.404cm" svg:y="4.3cm">
          <text:p text:style-name="P1"><text:span text:style-name="T1">Laser Range</text:span></text:p>
          <text:p text:style-name="P1"><text:span text:style-name="T1">Scanner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custom-shape draw:style-name="gr1" draw:text-style-name="P2" draw:id="id2" draw:layer="layout" svg:width="3.5cm" svg:height="2cm" svg:x="13.504cm" svg:y="16.9cm">
          <text:p text:style-name="P1"><text:span text:style-name="T1">Receiver</text:span></text:p>
          <draw:enhanced-geometry svg:viewBox="0 0 21600 21600" draw:mirror-horizontal="false" draw:mirror-vertical="false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frame draw:style-name="gr3" draw:text-style-name="P4" draw:layer="layout" svg:width="4.9cm" svg:height="1.199cm" svg:x="15.304cm" svg:y="14.6cm">
          <draw:text-box>
            <text:p text:style-name="P3"><text:span text:style-name="T1">Ordered hypotheses </text:span></text:p>
            <text:p text:style-name="P3"><text:span text:style-name="T1">with confidence</text:span></text:p>
          </draw:text-box>
        </draw:frame>
        <draw:frame draw:style-name="gr4" draw:text-style-name="P4" draw:layer="layout" svg:width="1.683cm" svg:height="0.725cm" svg:x="8.904cm" svg:y="8.175cm">
          <draw:text-box>
            <text:p text:style-name="P3"><text:span text:style-name="T1">Image</text:span></text:p>
          </draw:text-box>
        </draw:frame>
        <draw:frame draw:style-name="gr5" draw:text-style-name="P4" draw:layer="layout" svg:width="1.565cm" svg:height="1.199cm" svg:x="14.004cm" svg:y="7.901cm">
          <draw:text-box>
            <text:p text:style-name="P3"><text:span text:style-name="T1">Laser</text:span></text:p>
            <text:p text:style-name="P3"><text:span text:style-name="T1">Scan</text:span></text:p>
          </draw:text-box>
        </draw:frame>
        <draw:frame draw:style-name="gr6" draw:text-style-name="P4" draw:layer="layout" svg:width="4.018cm" svg:height="1.199cm" svg:x="7.482cm" svg:y="11.6cm">
          <draw:text-box>
            <text:p text:style-name="P3"><text:span text:style-name="T1">Models of Places,</text:span></text:p>
            <text:p text:style-name="P3"><text:span text:style-name="T1">Integration Model</text:span></text:p>
          </draw:text-box>
        </draw:frame>
        <draw:connector draw:style-name="gr7" draw:text-style-name="P5" draw:layer="layout" draw:type="lines" svg:x1="15.253cm" svg:y1="13.999cm" svg:x2="15.253cm" svg:y2="16.9cm" draw:start-shape="id1" draw:start-glue-point="6" draw:end-shape="id2" draw:end-glue-point="4" svg:d="m15253 13999v531 1840 530">
          <text:p text:style-name="P3"/>
        </draw:connector>
        <draw:connector draw:style-name="gr7" draw:text-style-name="P5" draw:layer="layout" draw:type="lines" svg:x1="15.153cm" svg:y1="6.3cm" svg:x2="16.646cm" svg:y2="11.6cm" draw:start-shape="id3" draw:start-glue-point="8" draw:end-shape="id1" draw:end-glue-point="10" svg:d="m15153 6300v530l1493 4140v630">
          <text:p text:style-name="P3"/>
        </draw:connector>
        <draw:connector draw:style-name="gr7" draw:text-style-name="P5" draw:layer="layout" draw:type="lines" svg:x1="7cm" svg:y1="12.749cm" svg:x2="12.004cm" svg:y2="12.749cm" draw:start-shape="id4" draw:start-glue-point="8" draw:end-shape="id1" draw:end-glue-point="5" svg:d="m7000 12749h531 3943 530">
          <text:p text:style-name="P3"/>
        </draw:connector>
        <draw:connector draw:style-name="gr7" draw:text-style-name="P5" draw:layer="layout" draw:type="lines" svg:x1="8.853cm" svg:y1="6.3cm" svg:x2="12.933cm" svg:y2="11.6cm" draw:start-shape="id5" draw:start-glue-point="8" draw:end-shape="id1" draw:end-glue-point="8" svg:d="m8853 6300v530l4080 4140v630">
          <text:p text:style-name="P3"/>
        </draw:connector>
        <draw:custom-shape draw:style-name="gr1" draw:text-style-name="P2" draw:id="id6" draw:layer="layout" svg:width="3.5cm" svg:height="2cm" svg:x="18.997cm" svg:y="4.3cm">
          <text:p text:style-name="P1"><text:span text:style-name="T1">Wheel</text:span></text:p>
          <text:p text:style-name="P1"><text:span text:style-name="T1">Encoders</text:span></text:p>
          <draw:enhanced-geometry svg:viewBox="0 0 21600 21600" draw:glue-points="10800 0 3160 3160 0 10800 3160 18440 10800 21600 18440 18440 21600 10800 18440 3160" draw:text-areas="3180 3180 18420 18420" draw:type="flowchart-connector" draw:enhanced-path="U 10800 10800 10800 10800 0 23592960 Z N"/>
        </draw:custom-shape>
        <draw:frame draw:style-name="gr5" draw:text-style-name="P4" draw:layer="layout" svg:width="2.365cm" svg:height="1.199cm" svg:x="19.705cm" svg:y="7.902cm">
          <draw:text-box>
            <text:p text:style-name="P3"><text:span text:style-name="T1">Odometry</text:span></text:p>
            <text:p text:style-name="P3"><text:span text:style-name="T1">Reading</text:span></text:p>
          </draw:text-box>
        </draw:frame>
        <draw:connector draw:style-name="gr7" draw:text-style-name="P5" draw:layer="layout" draw:type="lines" svg:x1="20.746cm" svg:y1="6.3cm" svg:x2="17.575cm" svg:y2="11.6cm" draw:start-shape="id6" draw:start-glue-point="8" draw:end-shape="id1" draw:end-glue-point="11" svg:d="m20746 6300v530l-3171 4140v630">
          <text:p text:style-name="P3"/>
        </draw:connector>
        <draw:custom-shape draw:style-name="gr8" draw:text-style-name="P6" draw:id="id4" draw:layer="layout" svg:width="2.5cm" svg:height="2.3cm" svg:x="4.5cm" svg:y="11.6cm">
          <text:p text:style-name="P1"><text:span text:style-name="T1">Long-term</text:span></text:p>
          <text:p text:style-name="P1"><text:span text:style-name="T1">Memory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DejaVuSans" style:font-family-generic-asian="system" style:font-pitch-asian="variable" style:font-size-asian="24pt" style:language-asian="zxx" style:country-asian="none" style:font-family-complex="Lucidasans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.03cm" svg:stroke-color="#000000" draw:marker-start-width="0.35cm" draw:marker-start-center="false" draw:marker-end-width="0.35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HG Mincho Light J'" style:font-family-generic-asian="system" style:font-pitch-asian="variable" style:font-size-asian="18pt" style:font-style-asian="normal" style:font-weight-asian="normal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04-27T17:31:31</meta:creation-date>
    <dc:date>2008-07-07T10:44:51</dc:date>
    <meta:editing-cycles>62</meta:editing-cycles>
    <meta:editing-duration>PT7H46M8S</meta:editing-duration>
    <meta:user-defined meta:name="Info 1"/>
    <meta:user-defined meta:name="Info 2"/>
    <meta:user-defined meta:name="Info 3"/>
    <meta:user-defined meta:name="Info 4"/>
    <meta:document-statistic meta:object-count="16"/>
  </office:meta>
</office:document-meta>
</file>